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>
      <style:paragraph-properties fo:padding="0.0193in" fo:border="0.0008in solid #d9d9e3"/>
    </style:style>
    <style:style style:name="P9" style:family="paragraph" style:parent-style-name="Text_20_body" style:list-style-name="L1">
      <style:paragraph-properties fo:padding="0.0193in" fo:border="0.0008in solid #d9d9e3"/>
    </style:style>
    <style:style style:name="P10" style:family="paragraph" style:parent-style-name="Text_20_body" style:list-style-name="L2">
      <style:paragraph-properties fo:padding="0.0193in" fo:border="0.0008in solid #d9d9e3"/>
    </style:style>
    <style:style style:name="P11" style:family="paragraph" style:parent-style-name="Text_20_body" style:list-style-name="L3">
      <style:paragraph-properties fo:padding="0.0193in" fo:border="0.0008in solid #d9d9e3"/>
    </style:style>
    <style:style style:name="P12" style:family="paragraph" style:parent-style-name="Text_20_body" style:list-style-name="L4">
      <style:paragraph-properties fo:padding="0.0193in" fo:border="0.0008in solid #d9d9e3"/>
    </style:style>
    <style:style style:name="P13" style:family="paragraph" style:parent-style-name="Text_20_body" style:list-style-name="L5">
      <style:paragraph-properties fo:padding="0.0193in" fo:border="0.0008in solid #d9d9e3"/>
    </style:style>
    <style:style style:name="P14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 ООП - основные темы, разделы и их описание</text:p>
      <text:p text:style-name="P1">ChatGPT</text:p>
      <text:p text:style-name="P2">ChatGPT</text:p>
      <text:p text:style-name="P8">В объектно-ориентированном программировании (ООП) в PHP есть несколько основных тем и разделов, которые позволяют разработчикам эффективно использовать эту методологию для создания программ. Вот основные темы и их описание:</text:p>
      <text:h text:style-name="P14" text:outline-level="3">Основы ООП:</text:h>
      <text:list xml:id="list6448030303312785297" text:style-name="L1">
        <text:list-item>
          <text:p text:style-name="P9"><text:span text:style-name="Strong_20_Emphasis">Классы и объекты:</text:span></text:p>
          <text:list>
            <text:list-item>
              <text:p text:style-name="P3"><text:span text:style-name="Strong_20_Emphasis">Описание:</text:span> Классы представляют собой шаблоны для создания объектов. Объекты, или экземпляры классов, имеют свойства (переменные) и методы (функции).</text:p>
            </text:list-item>
          </text:list>
        </text:list-item>
        <text:list-item>
          <text:p text:style-name="P9"><text:span text:style-name="Strong_20_Emphasis">Инкапсуляция:</text:span></text:p>
          <text:list>
            <text:list-item>
              <text:p text:style-name="P3"><text:span text:style-name="Strong_20_Emphasis">Описание:</text:span> Это принцип ООП, который позволяет скрывать внутренние детали реализации объекта и предоставлять только необходимый интерфейс для взаимодействия с ним.</text:p>
            </text:list-item>
          </text:list>
        </text:list-item>
        <text:list-item>
          <text:p text:style-name="P9"><text:span text:style-name="Strong_20_Emphasis">Наследование:</text:span></text:p>
          <text:list>
            <text:list-item>
              <text:p text:style-name="P3"><text:span text:style-name="Strong_20_Emphasis">Описание:</text:span> Механизм, позволяющий классу наследовать свойства и методы другого класса. Это способствует повторному использованию кода и созданию иерархий классов.</text:p>
            </text:list-item>
          </text:list>
        </text:list-item>
        <text:list-item>
          <text:p text:style-name="P9"><text:span text:style-name="Strong_20_Emphasis">Полиморфизм:</text:span></text:p>
          <text:list>
            <text:list-item>
              <text:p text:style-name="P9"><text:span text:style-name="Strong_20_Emphasis">Описание:</text:span> Возможность объектов разных классов использовать методы с одним именем, но с различной реализацией. Это позволяет работать с разными типами объектов через общий интерфейс.</text:p>
            </text:list-item>
          </text:list>
        </text:list-item>
      </text:list>
      <text:h text:style-name="P14" text:outline-level="3">Модификаторы доступа:</text:h>
      <text:list xml:id="list6344868282649115512" text:style-name="L2">
        <text:list-item>
          <text:p text:style-name="P4"><text:span text:style-name="Strong_20_Emphasis">Public, Private, Protected:</text:span></text:p>
          <text:list>
            <text:list-item>
              <text:p text:style-name="P10"><text:span text:style-name="Strong_20_Emphasis">Описание:</text:span> Эти модификаторы определяют уровень доступа к свойствам и методам класса. <text:span text:style-name="Source_20_Text">Public</text:span> доступен из любого контекста, <text:span text:style-name="Source_20_Text">Private</text:span> доступен только внутри класса, <text:span text:style-name="Source_20_Text">Protected</text:span> доступен внутри класса и его наследников.</text:p>
            </text:list-item>
          </text:list>
        </text:list-item>
      </text:list>
      <text:h text:style-name="P14" text:outline-level="3">Абстракция и Интерфейсы:</text:h>
      <text:list xml:id="list2660848995227710035" text:style-name="L3">
        <text:list-item>
          <text:p text:style-name="P5"><text:span text:style-name="Strong_20_Emphasis">Абстрактные классы:</text:span></text:p>
          <text:list>
            <text:list-item>
              <text:p text:style-name="P5"><text:span text:style-name="Strong_20_Emphasis">Описание:</text:span> Это классы, содержащие абстрактные методы (без реализации) и могут иметь обычные методы. Они не могут быть инстанцированы и служат для обобщения поведения.</text:p>
            </text:list-item>
          </text:list>
        </text:list-item>
        <text:list-item>
          <text:p text:style-name="P5"><text:span text:style-name="Strong_20_Emphasis">Интерфейсы:</text:span></text:p>
          <text:list>
            <text:list-item>
              <text:p text:style-name="P11"><text:span text:style-name="Strong_20_Emphasis">Описание:</text:span> Интерфейсы определяют только список методов, но не их реализацию. Классы могут реализовывать интерфейсы, обеспечивая стандартизацию поведения.</text:p>
            </text:list-item>
          </text:list>
        </text:list-item>
      </text:list>
      <text:h text:style-name="P14" text:outline-level="3"><text:soft-page-break/>Магические методы:</text:h>
      <text:list xml:id="list2458658313714597168" text:style-name="L4">
        <text:list-item>
          <text:p text:style-name="P6"><text:span text:style-name="Strong_20_Emphasis">Магические методы:</text:span></text:p>
          <text:list>
            <text:list-item>
              <text:p text:style-name="P12"><text:span text:style-name="Strong_20_Emphasis">Описание:</text:span> Это специальные методы, имена которых начинаются с двойного подчеркивания. Они обеспечивают возможность перегрузки операций и работы с объектами в PHP.</text:p>
            </text:list-item>
          </text:list>
        </text:list-item>
      </text:list>
      <text:h text:style-name="P14" text:outline-level="3">Практическое применение:</text:h>
      <text:list xml:id="list5105449639639138088" text:style-name="L5">
        <text:list-item>
          <text:p text:style-name="P13"><text:span text:style-name="Strong_20_Emphasis">Паттерны проектирования:</text:span></text:p>
          <text:list>
            <text:list-item>
              <text:p text:style-name="P7"><text:span text:style-name="Strong_20_Emphasis">Описание:</text:span> Использование шаблонов проектирования (фабричный метод, строитель, одиночка и т.д.) для решения типовых проблем и улучшения архитектуры программ.</text:p>
            </text:list-item>
          </text:list>
        </text:list-item>
        <text:list-item>
          <text:p text:style-name="P13"><text:span text:style-name="Strong_20_Emphasis">Реальные проекты:</text:span></text:p>
          <text:list>
            <text:list-item>
              <text:p text:style-name="P13"><text:span text:style-name="Strong_20_Emphasis">Описание:</text:span> Применение принципов ООП на практике при разработке реальных приложений для повышения эффективности, читаемости и поддерживаемости кода.</text:p>
            </text:list-item>
          </text:list>
        </text:list-item>
      </text:list>
      <text:p text:style-name="P8">Понимание этих тем поможет вам использовать ООП в PHP более эффективно и создавать более гибкие, масштабируемые и удобные для поддержки программ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4</meta:editing-cycles>
    <meta:generator>OpenOffice/4.1.14$Win32 OpenOffice.org_project/4114m1$Build-9811</meta:generator>
    <dc:date>2023-11-26T23:11:42.53</dc:date>
    <dc:creator>Dima Wide</dc:creator>
    <meta:document-statistic meta:table-count="0" meta:image-count="0" meta:object-count="0" meta:page-count="2" meta:paragraph-count="30" meta:word-count="314" meta:character-count="2368"/>
    <meta:user-defined meta:name="Info 1"/>
    <meta:user-defined meta:name="Info 2"/>
    <meta:user-defined meta:name="Info 3"/>
    <meta:user-defined meta:name="Info 4"/>
  </office:meta>
</office:document-meta>
</file>